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852cm" table:align="left"/>
    </style:style>
    <style:style style:name="Table1.A" style:family="table-column">
      <style:table-column-properties style:column-width="4.85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917cm" table:align="left"/>
    </style:style>
    <style:style style:name="Table2.A" style:family="table-column">
      <style:table-column-properties style:column-width="10.91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5.191cm" table:align="left"/>
    </style:style>
    <style:style style:name="Table3.A" style:family="table-column">
      <style:table-column-properties style:column-width="5.19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616cm" table:align="left"/>
    </style:style>
    <style:style style:name="Table4.A" style:family="table-column">
      <style:table-column-properties style:column-width="6.616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8.765cm" table:align="left"/>
    </style:style>
    <style:style style:name="Table5.A" style:family="table-column">
      <style:table-column-properties style:column-width="8.76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.335cm" table:align="left"/>
    </style:style>
    <style:style style:name="Table6.A" style:family="table-column">
      <style:table-column-properties style:column-width="1.335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Header">
      <style:text-properties officeooo:paragraph-rsid="00185517"/>
    </style:style>
    <style:style style:name="P2" style:family="paragraph" style:parent-style-name="Standard">
      <style:text-properties officeooo:rsid="00185517" officeooo:paragraph-rsid="00185517"/>
    </style:style>
    <style:style style:name="P3" style:family="paragraph" style:parent-style-name="Standard">
      <style:text-properties officeooo:rsid="001a2b79" officeooo:paragraph-rsid="001a2b79"/>
    </style:style>
    <style:style style:name="P4" style:family="paragraph" style:parent-style-name="Standard">
      <style:text-properties officeooo:rsid="001a3558" officeooo:paragraph-rsid="001a3558"/>
    </style:style>
    <style:style style:name="P5" style:family="paragraph" style:parent-style-name="Standard">
      <style:text-properties officeooo:paragraph-rsid="001a3558"/>
    </style:style>
    <style:style style:name="P6" style:family="paragraph" style:parent-style-name="Standard">
      <style:text-properties officeooo:rsid="001bd67b" officeooo:paragraph-rsid="001bd67b"/>
    </style:style>
    <style:style style:name="P7" style:family="paragraph" style:parent-style-name="Standard">
      <style:text-properties officeooo:rsid="001d862a" officeooo:paragraph-rsid="001d862a"/>
    </style:style>
    <style:style style:name="P8" style:family="paragraph" style:parent-style-name="Standard">
      <style:text-properties style:font-name="Liberation Sans" officeooo:rsid="001d862a" officeooo:paragraph-rsid="001d862a"/>
    </style:style>
    <style:style style:name="P9" style:family="paragraph" style:parent-style-name="Standard">
      <style:text-properties style:font-name="Liberation Sans" fo:font-size="12pt" officeooo:rsid="001d862a" officeooo:paragraph-rsid="001d862a" style:font-size-asian="12pt" style:font-size-complex="12pt"/>
    </style:style>
    <style:style style:name="P10" style:family="paragraph" style:parent-style-name="Standard">
      <style:text-properties officeooo:rsid="001eff4d" officeooo:paragraph-rsid="001eff4d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widows="1" fo:text-indent="0cm" style:auto-text-indent="false" fo:padding="0cm" fo:border="none"/>
      <style:text-properties fo:font-variant="normal" fo:text-transform="none" fo:color="#222222" style:font-name="Helvetica Neue" fo:font-size="11.25pt" fo:letter-spacing="normal" fo:font-style="normal" fo:font-weight="normal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Preformatted_20_Text">
      <style:text-properties style:font-name="Liberation Sans" fo:font-size="12pt" officeooo:rsid="001d862a" officeooo:paragraph-rsid="001d862a" style:font-size-asian="12pt" style:font-size-complex="12pt"/>
    </style:style>
    <style:style style:name="P14" style:family="paragraph" style:parent-style-name="Standard">
      <style:text-properties style:font-name="Liberation Sans" officeooo:rsid="001d862a" officeooo:paragraph-rsid="001d862a"/>
    </style:style>
    <style:style style:name="P15" style:family="paragraph" style:parent-style-name="Standard">
      <style:text-properties officeooo:rsid="001fc136" officeooo:paragraph-rsid="001fc136"/>
    </style:style>
    <style:style style:name="P16" style:family="paragraph" style:parent-style-name="Standard">
      <style:text-properties fo:font-weight="normal" officeooo:rsid="0022b388" officeooo:paragraph-rsid="0022b388" style:font-weight-asian="normal" style:font-weight-complex="normal"/>
    </style:style>
    <style:style style:name="P17" style:family="paragraph" style:parent-style-name="Preformatted_20_Text">
      <style:text-properties style:font-name="Liberation Sans" fo:font-size="12pt" officeooo:rsid="001d862a" officeooo:paragraph-rsid="001d862a" style:font-size-asian="12pt" style:font-size-complex="12pt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style:line-height-at-least="0.503cm" fo:text-align="start" style:justify-single-word="false" fo:widows="1" fo:text-indent="0cm" style:auto-text-indent="false" fo:padding="0cm" fo:border="none"/>
      <style:text-properties fo:font-variant="normal" fo:text-transform="none" fo:color="#222222" style:font-name="Helvetica Neue" fo:font-size="11.25pt" fo:letter-spacing="normal" fo:font-style="normal" fo:font-weight="normal" officeooo:paragraph-rsid="001a3558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85517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2b388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000000" style:font-name="sans-serif" fo:font-size="10.5pt" fo:letter-spacing="normal" fo:font-style="normal" style:text-underline-style="none" fo:font-weight="normal" fo:background-color="#ffffff" loext:char-shading-value="0" style:font-weight-asian="normal" style:font-weight-complex="normal"/>
    </style:style>
    <style:style style:name="T6" style:family="text">
      <style:text-properties fo:font-variant="normal" fo:text-transform="none" fo:color="#000000" fo:letter-spacing="normal" style:text-underline-style="none" fo:font-weight="normal" fo:background-color="#ffffff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8" style:family="text">
      <style:text-properties fo:font-variant="normal" fo:text-transform="none" fo:color="#222222" style:font-name="Helvetica Neue" fo:font-size="11.25pt" fo:letter-spacing="normal" fo:font-style="normal" fo:font-weight="normal"/>
    </style:style>
    <style:style style:name="T9" style:family="text">
      <style:text-properties fo:font-variant="normal" fo:text-transform="none" fo:color="#0c65a5" style:text-line-through-style="none" style:text-line-through-type="none" style:font-name="Helvetica Neue" fo:font-size="11.25pt" fo:letter-spacing="normal" fo:font-style="normal" style:text-underline-style="none" fo:font-weight="normal" style:text-blinking="false" fo:padding="0cm" fo:border="none"/>
    </style:style>
    <style:style style:name="T10" style:family="text">
      <style:text-properties officeooo:rsid="001a3558"/>
    </style:style>
    <style:style style:name="T11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hat is play ?</text:p>
      <text:p text:style-name="P2"><text:span text:style-name="T5">Play</text:span><text:span text:style-name="T6"> </text:span><text:span text:style-name="T5">is an </text:span><text:a xlink:type="simple" xlink:href="https://en.wikipedia.org/wiki/Open_source"><text:span text:style-name="T7">open source</text:span></text:a><text:span text:style-name="T6"> </text:span><text:a xlink:type="simple" xlink:href="https://en.wikipedia.org/wiki/Web_application_framework"><text:span text:style-name="T7">web application framework</text:span></text:a><text:span text:style-name="T5">, written in </text:span><text:a xlink:type="simple" xlink:href="https://en.wikipedia.org/wiki/Scala_(programming_language)"><text:span text:style-name="T7">Scala</text:span></text:a><text:span text:style-name="T6"> </text:span><text:span text:style-name="T5">and </text:span><text:a xlink:type="simple" xlink:href="https://en.wikipedia.org/wiki/Java_(programming_language)"><text:span text:style-name="T7">Java</text:span></text:a><text:span text:style-name="T5">, which follows the </text:span><text:a xlink:type="simple" xlink:href="https://en.wikipedia.org/wiki/Model–view–controller"><text:span text:style-name="T7">model–view–controller</text:span></text:a><text:span text:style-name="T6"> </text:span><text:span text:style-name="T5">(mvc)</text:span><text:a xlink:type="simple" xlink:href="https://en.wikipedia.org/wiki/Architectural_pattern_(computer_science)"><text:span text:style-name="T7">architectural pattern</text:span></text:a><text:span text:style-name="T5">. It aims to optimize developer productivity by using </text:span><text:a xlink:type="simple" xlink:href="https://en.wikipedia.org/wiki/Convention_over_configuration"><text:span text:style-name="T7">convention over configuration</text:span></text:a><text:span text:style-name="T5">, hot code reloading and display of errors in the browser.</text:span></text:p>
      <text:p text:style-name="P2"/>
      <text:p text:style-name="P2"/>
      <text:p text:style-name="P4">How to install Play frame?</text:p>
      <text:p text:style-name="P4"/>
      <text:p text:style-name="P4">Step1:</text:p>
      <text:p text:style-name="P4"><text:s text:c="8"/>Install below requirments.</text:p>
      <text:p text:style-name="P4"><text:s text:c="11"/><text:a xlink:type="simple" xlink:href="http://flummox-engineering.blogspot.in/2012/11/how-to-install-play-framework-ubuntu.html">http://flummox-engineering.blogspot.in/2012/11/how-to-install-play-framework-ubuntu.html</text:a></text:p>
      <text:p text:style-name="P6">First install java jdk and set java (java home)inviromental .</text:p>
      <text:p text:style-name="P4">sudo apt-get install default-jre scala sbt</text:p>
      <text:p text:style-name="P4"/>
      <text:p text:style-name="P4">For sbt:</text:p>
      <text:p text:style-name="P5"><text:span text:style-name="T10"><text:s text:c="9"/>1.</text:span><text:span text:style-name="T8">wget </text:span><text:a xlink:type="simple" xlink:href="http://apt.typesafe.com/repo-deb-build-0002.deb"><text:span text:style-name="T9">http://apt.typesafe.com/repo-deb-build-0002.deb</text:span></text:a></text:p>
      <text:p text:style-name="P11"><text:span text:style-name="T10"><text:s text:c="7"/>2. </text:span>sudo dpkg -i repo-deb-build-0002.deb</text:p>
      <text:list xml:id="list7826786756095341712" text:style-name="L1">
        <text:list-header>
          <text:p text:style-name="P18"><text:span text:style-name="T10"><text:s/>3.</text:span>sudo apt-get update</text:p>
          <text:p text:style-name="P18"><text:span text:style-name="T10"><text:s/>4.</text:span>sudo apt-get install sbt</text:p>
        </text:list-header>
      </text:list>
      <text:p text:style-name="P6">http://stackoverflow.com/questions/13711395/install-sbt-on-ubuntu</text:p>
      <text:p text:style-name="P4"/>
      <text:p text:style-name="P6">Step2:</text:p>
      <text:p text:style-name="P6"><text:s text:c="10"/>Then run the below commands...</text:p>
      <text:p text:style-name="P6"/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file-install_play_framework-sh-LC1"/>$ sudo apt-get install unzip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2"><text:bookmark text:name="file-install_play_framework-sh-LC2"/><text:bookmark text:name="file-install_play_framework-sh-LC3"/></text:p>
          </table:table-cell>
        </table:table-row>
        <table:table-row>
          <table:table-cell table:style-name="Table2.A1" office:value-type="string">
            <text:p text:style-name="Table_20_Contents">$ wget http://downloads.typesafe.com/play/2.2.1/play-2.2.1.zip<text:bookmark text:name="file-install_play_framework-sh-LC4"/></text:p>
          </table:table-cell>
        </table:table-row>
        <table:table-row>
          <table:table-cell table:style-name="Table2.A1" office:value-type="string">
            <text:p text:style-name="P12"/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file-install_play_framework-sh-LC5"/>$ unzip -d /opt play-2.2.1.zip</text:p>
          </table:table-cell>
        </table:table-row>
      </table:table>
      <text:p text:style-name="P6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file-play_shortcut-sh-LC1"/>$ sudo chmod +x /opt/play-2.2.1/play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bookmark text:name="file-play_shortcut-sh-LC2"/><text:bookmark text:name="file-play_shortcut-sh-LC3"/></text:p>
          </table:table-cell>
        </table:table-row>
        <table:table-row>
          <table:table-cell table:style-name="Table5.A1" office:value-type="string">
            <text:p text:style-name="Table_20_Contents">$ sudo ln -s /opt/play-2.2.1/play /usr/local/bin/play<text:bookmark text:name="file-play_shortcut-sh-LC4"/></text:p>
          </table:table-cell>
        </table:table-row>
        <table:table-row>
          <table:table-cell table:style-name="Table5.A1" office:value-type="string">
            <text:p text:style-name="P12"/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file-play_shortcut-sh-LC5"/>$ play</text:p>
          </table:table-cell>
        </table:table-row>
      </table:table>
      <text:p text:style-name="P6"/>
      <text:p text:style-name="P8">Step3:</text:p>
      <text:p text:style-name="P8"><text:s text:c="13"/><text:span text:style-name="T11">Run the below commands.</text:span></text:p>
      <text:p text:style-name="P9"/>
      <text:p text:style-name="P13">1 . play new myFirstApp</text:p>
      <text:p text:style-name="P13">2 . cd myFirstApp</text:p>
      <text:p text:style-name="P13">3 . play</text:p>
      <text:p text:style-name="P13">4 . run</text:p>
      <text:p text:style-name="P7">The application will now be running on port 9000, and you can test it by going to http://youripaddress:9000. If you don’t know your ip address, open up another ssh session and run the follow command to learn it:</text:p>
      <text:p text:style-name="P7"/>
      <text:p text:style-name="P10">http://kb.solarvps.com/ubuntu/how-to-install-the-play-web-framework-for-java-and-scala-on-ubuntu-12-04-lts/</text:p>
      <text:p text:style-name="P6"/>
      <text:p text:style-name="P6"><text:soft-page-break/></text:p>
      <text:p text:style-name="P6"/>
      <text:p text:style-name="P6"/>
      <text:p text:style-name="P15"><text:s text:c="36"/><text:span text:style-name="T1">Docker plus Play frame wor</text:span><text:span text:style-name="T3">k</text:span></text:p>
      <text:p text:style-name="P15"/>
      <text:p text:style-name="P15"/>
      <text:p text:style-name="P15"/>
      <text:p text:style-name="P16"><text:span text:style-name="T4">docker file creation:</text:span></text:p>
      <text:p text:style-name="P16"><text:span text:style-name="T4"><text:s text:c="20"/>FROM</text:span></text:p>
      <text:p text:style-name="P16"><text:span text:style-name="T4"><text:s text:c="20"/>MAINTAINER</text:span></text:p>
      <text:p text:style-name="P16"><text:span text:style-name="T4"><text:s/><text:tab/><text:tab/>ADD</text:span></text:p>
      <text:p text:style-name="P16"><text:span text:style-name="T4"><text:tab/><text:tab/>CMD</text:span></text:p>
      <text:p text:style-name="P16"><text:span text:style-name="T4"><text:tab/><text:tab/>ENTRYPOINT</text:span></text:p>
      <text:p text:style-name="P16"><text:span text:style-name="T4"><text:tab/><text:tab/>ENV</text:span></text:p>
      <text:p text:style-name="P16"><text:span text:style-name="T4"><text:tab/><text:tab/>EXPOSE</text:span></text:p>
      <text:p text:style-name="P16"><text:span text:style-name="T4"><text:tab/><text:tab/>RUN</text:span></text:p>
      <text:p text:style-name="P16"><text:span text:style-name="T4"><text:tab/><text:tab/>USER</text:span></text:p>
      <text:p text:style-name="P16"><text:span text:style-name="T4"><text:tab/><text:tab/>VOLUME</text:span></text:p>
      <text:p text:style-name="P16"><text:span text:style-name="T4"><text:tab/><text:tab/>WORKDIR</text:span></text:p>
      <text:p text:style-name="P16"><text:span text:style-name="T4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85517"/>
    </style:style>
    <style:style style:name="MT1" style:family="text">
      <style:text-properties fo:font-size="14pt" fo:font-weight="bold" officeooo:rsid="00185517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56"/><text:span text:style-name="MT1">Play frame wor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7:03:17.944917440</meta:creation-date>
    <dc:date>2015-08-20T18:26:46.272978002</dc:date>
    <meta:editing-duration>PT10H16M48S</meta:editing-duration>
    <meta:editing-cycles>11</meta:editing-cycles>
    <meta:generator>LibreOffice/4.2.8.2$Linux_X86_64 LibreOffice_project/420m0$Build-2</meta:generator>
    <meta:document-statistic meta:table-count="6" meta:image-count="0" meta:object-count="0" meta:page-count="2" meta:paragraph-count="45" meta:word-count="202" meta:character-count="1748" meta:non-whitespace-character-count="1379"/>
  </office:meta>
</office:document-meta>
</file>